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none" draw:textarea-vertical-align="bottom" fo:padding-top="0.204cm" fo:padding-bottom="0.204cm" fo:padding-left="0.329cm" fo:padding-right="0.329cm"/>
    </style:style>
    <style:style style:name="gr3" style:family="graphic" style:parent-style-name="standard">
      <style:graphic-properties draw:textarea-horizontal-align="justify" draw:textarea-vertical-align="middle" draw:auto-grow-height="false" fo:min-height="4.35cm" fo:min-width="5.9cm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Ubuntu Mono"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Ubuntu Mono" fo:font-size="24pt" fo:font-weight="bold" style:font-weight-asian="bold" style:font-weight-complex="bold"/>
    </style:style>
    <style:style style:name="T10" style:family="text">
      <style:text-properties style:font-name="Ubuntu Mono" fo:font-size="24pt"/>
    </style:style>
    <style:style style:name="T11" style:family="text">
      <style:text-properties style:font-name="Ubuntu Mono" fo:font-size="24pt" fo:font-style="italic" style:text-underline-style="none" style:font-style-asian="italic" style:font-style-complex="italic"/>
    </style:style>
    <style:style style:name="T12" style:family="text">
      <style:text-properties style:font-name="Ubuntu Mono" fo:font-size="24pt" fo:font-style="italic" style:font-style-asian="italic" style:font-style-complex="italic"/>
    </style:style>
    <style:style style:name="T13" style:family="text">
      <style:text-properties style:font-name="Ubuntu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ick reca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tools we have now:</text:p>
                <text:list>
                  <text:list-item>
                    <text:p><text:span text:style-name="T1">Variables</text:span><text:span text:style-name="T2"> to keep data in our program while executing</text:span></text:p>
                    <text:list>
                      <text:list-item>
                        <text:p><text:span text:style-name="T2">Integer, boolean, string</text:span></text:p>
                      </text:list-item>
                      <text:list-item>
                        <text:p><text:span text:style-name="T2">Data structure: list (ordered), map/dictionnary (unordered)</text:span></text:p>
                      </text:list-item>
                    </text:list>
                  </text:list-item>
                  <text:list-item>
                    <text:p><text:span text:style-name="T1">if/else</text:span><text:span text:style-name="T2"> to decide what do to on </text:span><text:span text:style-name="T3">condition(s)</text:span></text:p>
                  </text:list-item>
                  <text:list-item>
                    <text:p><text:span text:style-name="T4">Loops</text:span><text:span text:style-name="T5"> (for/while) to automate </text:span><text:span text:style-name="T3">repetive tasks</text:span></text:p>
                  </text:list-item>
                  <text:list-item>
                    <text:p><text:span text:style-name="T4">Files</text:span><text:span text:style-name="T5"> to save the </text:span><text:span text:style-name="T3">data</text:span><text:span text:style-name="T5"> once the program has finished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 program</text:p>
          </draw:text-box>
        </draw:frame>
        <draw:line draw:style-name="gr2" draw:text-style-name="P2" draw:layer="layout" svg:x1="1.6cm" svg:y1="8cm" svg:x2="6.6cm" svg:y2="8cm">
          <text:p/>
        </draw:line>
        <draw:custom-shape draw:style-name="gr3" draw:text-style-name="P3" draw:layer="layout" svg:width="6.4cm" svg:height="4.6cm" svg:x="6.8cm" svg:y="6cm">
          <text:p text:style-name="P3">The program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6cm" svg:y1="8.2cm" svg:x2="18.6cm" svg:y2="8.2cm">
          <text:p/>
        </draw:line>
        <draw:frame draw:style-name="gr5" draw:text-style-name="P4" draw:layer="layout" svg:width="3.6cm" svg:height="0.962cm" svg:x="2.2cm" svg:y="6.4cm">
          <draw:text-box>
            <text:p>Input</text:p>
          </draw:text-box>
        </draw:frame>
        <draw:frame draw:style-name="gr5" draw:text-style-name="P4" draw:layer="layout" svg:width="3.2cm" svg:height="0.962cm" svg:x="13.8cm" svg:y="6.6cm">
          <draw:text-box>
            <text:p>output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new tool: Fun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s the program becomes more complex:</text:p>
                <text:list>
                  <text:list-item>
                    <text:p>The programmer needs to have <text:span text:style-name="T7">reusable component</text:span></text:p>
                  </text:list-item>
                  <text:list-item>
                    <text:p><text:span text:style-name="T8">Simplify the logic by </text:span><text:span text:style-name="T7">decomposing</text:span><text:span text:style-name="T8"> its pa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nc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block of code that gets executed only when called</text:p>
              </text:list-item>
              <text:list-item>
                <text:p>As a <text:span text:style-name="T1">name</text:span>, receives 0 or more <text:span text:style-name="T1">arguments</text:span></text:p>
              </text:list-item>
              <text:list-item>
                <text:p>Do something and sometimes <text:span text:style-name="T1">returns</text:span> a result</text:p>
                <text:p/>
              </text:list-item>
            </text:list>
          </draw:text-box>
        </draw:frame>
        <draw:frame draw:style-name="gr6" draw:text-style-name="P5" draw:layer="layout" svg:width="18.8cm" svg:height="7cm" svg:x="4.2cm" svg:y="10cm">
          <draw:text-box>
            <text:p><text:span text:style-name="T9">def</text:span><text:span text:style-name="T10"> my_function(</text:span><text:span text:style-name="T11">argument1</text:span><text:span text:style-name="T10">, </text:span><text:span text:style-name="T12">argument2</text:span><text:span text:style-name="T10">, ...):</text:span></text:p>
            <text:p><text:span text:style-name="T10"><text:s text:c="2"/></text:span><text:span text:style-name="T10">#function code</text:span></text:p>
            <text:p><text:span text:style-name="T10"><text:s text:c="2"/></text:span><text:span text:style-name="T9">return</text:span><text:span text:style-name="T10"> result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or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mechanism to gain access to one <text:span text:style-name="T1">module</text:span><text:span text:style-name="T2"> or more</text:span></text:p>
              </text:list-item>
              <text:list-item>
                <text:p>A module: A file containing python code<text:line-break/></text:p>
                <text:p><text:span text:style-name="T13">from app import ai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9H23M15S</meta:editing-duration>
    <meta:editing-cycles>37</meta:editing-cycles>
    <meta:generator>LibreOffice/6.0.7.3$Linux_X86_64 LibreOffice_project/00m0$Build-3</meta:generator>
    <dc:title>Bright Blue</dc:title>
    <dc:date>2023-03-27T19:51:46.203586022</dc:date>
    <meta:document-statistic meta:object-count="57"/>
  </office:meta>
</office:document-meta>
</file>